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ST Films new film </text:p>
      <text:p text:style-name="Standard"/>
      <text:p text:style-name="Standard">Scene 1 (Allen, referred to as S)</text:p>
      <text:p text:style-name="Standard">Location – home base</text:p>
      <text:p text:style-name="Standard"/>
      <text:p text:style-name="Standard">Angle 1</text:p>
      <text:p text:style-name="Standard">&lt;Butler enters CH, knocks on S's door&gt;</text:p>
      <text:p text:style-name="Standard">Butler: Master Allen? Master Allen?</text:p>
      <text:p text:style-name="Standard">&lt;S, dressed in a bathrobe, opens door slightly&gt;</text:p>
      <text:p text:style-name="Standard">S: What? Is it important?</text:p>
      <text:p text:style-name="Standard">Butler: You could say that.</text:p>
      <text:p text:style-name="Standard">S: So it's another mission?</text:p>
      <text:p text:style-name="Standard">Butler: Yes. However...</text:p>
      <text:p text:style-name="Standard">S &lt;interrupting&gt;: Then tell me about it later!</text:p>
      <text:p text:style-name="Standard">Angle 2</text:p>
      <text:p text:style-name="Standard">&lt;S slams door&gt;</text:p>
      <text:p text:style-name="Standard">Butler: Sir...</text:p>
      <text:p text:style-name="Standard">S's voice: YES?</text:p>
      <text:p text:style-name="Standard">Angle 1</text:p>
      <text:p text:style-name="Standard">Butler: The ransom for this one is significantly higher...</text:p>
      <text:p text:style-name="Standard">&lt;S opens door again&gt;</text:p>
      <text:p text:style-name="Standard">S: Oh really? How much is it then?</text:p>
      <text:p text:style-name="Standard">Butler: Would you believe me if I said one million?</text:p>
      <text:p text:style-name="Standard">S: No.</text:p>
      <text:p text:style-name="Standard">Butler: Then here is the formal request.</text:p>
      <text:p text:style-name="Standard">&lt;Butler produces piece of paper from breast pocket, hands to S&gt;</text:p>
      <text:p text:style-name="Standard">S &lt;reading&gt;: Oh... Ok.</text:p>
      <text:p text:style-name="Standard">&lt;S drops paper, ECU of paper, showing logo&gt;</text:p>
      <text:p text:style-name="Standard">S &lt;walking up CH&gt;: Go prepare the car. I'm off to go get my things. These suckers won't know what hit them.</text:p>
      <text:p text:style-name="Standard">Angle 3</text:p>
      <text:p text:style-name="Standard">Butler &lt;following S&gt;: Oh, sir, there is one complication...</text:p>
      <text:p text:style-name="Standard">S: What?</text:p>
      <text:p text:style-name="Standard">Angle 4</text:p>
      <text:p text:style-name="Standard">&lt;S gets out of CH, looks toward stairs&gt;</text:p>
      <text:p text:style-name="Standard">S: Oh...</text:p>
      <text:p text:style-name="Standard">Angle 5</text:p>
      <text:p text:style-name="Standard">&lt;Shot of a legion of minifigures outside S's house&gt;</text:p>
      <text:p text:style-name="Standard"/>
      <text:p text:style-name="Standard"/>
      <text:p text:style-name="Standard">Angle 1 – Just on the W side of S's bedroom door, high up, pointing at door.</text:p>
      <text:p text:style-name="Standard"/>
      <text:p text:style-name="Standard">Angle 2 – Just behind S's bedroom door, on S's side.</text:p>
      <text:p text:style-name="Standard"/>
      <text:p text:style-name="Standard">Angle 3 – From outside of CH facing in</text:p>
      <text:p text:style-name="Standard"/>
      <text:p text:style-name="Standard">Angle 4 – From upper guest doorway, facing stairs</text:p>
      <text:p text:style-name="Standard"/>
      <text:p text:style-name="Standard">Angle 5 – From top front hall window on stairs</text:p>
      <text:p text:style-name="Standard"/>
      <text:p text:style-name="Standard"/>
      <text:p text:style-name="Standard">Big guitar chord? Maybe with main theme?</text:p>
      <text:p text:style-name="Standard"><text:soft-page-break/>Scene 2 </text:p>
      <text:p text:style-name="Standard"/>
      <text:p text:style-name="Standard">Location: Outside PP near ice cream</text:p>
      <text:p text:style-name="Standard">Cool shots of Hunter?</text:p>
      <text:p text:style-name="Standard">Angle 1</text:p>
      <text:p text:style-name="Standard">&lt;Orion walks past some shops and passes an alley&gt;</text:p>
      <text:p text:style-name="Standard">Muggee: Help! Help!</text:p>
      <text:p text:style-name="Standard">&lt;Orion walks back, turns and walks into alley&gt;</text:p>
      <text:p text:style-name="Standard">Angle 3</text:p>
      <text:p text:style-name="Standard">&lt;He sees the muggee getting mugged by a minifigure&gt;</text:p>
      <text:p text:style-name="Standard">Muggee: You there! Help me!</text:p>
      <text:p text:style-name="Standard">&lt;Minifigure turns, looks at Orion, and flees, dropping a piece of paper with a logo&gt;</text:p>
      <text:p text:style-name="Standard">Angle 2</text:p>
      <text:p text:style-name="Standard">Orion &lt;Picking it up&gt;: Huh...</text:p>
      <text:p text:style-name="Standard">Angle 1</text:p>
      <text:p text:style-name="Standard">Muggee &lt;Running&gt;: Thanks!</text:p>
      <text:p text:style-name="Standard">Orion &lt;Running after Muggee&gt;: Hey wait! What did that-</text:p>
      <text:p text:style-name="Standard">Orion &lt;Stopping&gt;: guy... want...</text:p>
      <text:p text:style-name="Standard">Orion &lt;Walking off&gt;: I'd better ask Chase about this...</text:p>
      <text:p text:style-name="Standard"/>
      <text:p text:style-name="Standard">Angle 1 – From road, facing into alley</text:p>
      <text:p text:style-name="Standard"/>
      <text:p text:style-name="Standard">Angle 2 – From halfway through alley, facing into back</text:p>
      <text:p text:style-name="Standard"/>
      <text:p text:style-name="Standard">Angle 3 – From halfway through alley, facing outside of alley</text:p>
      <text:p text:style-name="Standard"/>
      <text:p text:style-name="Standard">Scene 3 </text:p>
      <text:p text:style-name="Standard">Location: Allen's base</text:p>
      <text:p text:style-name="Standard">Angle 1</text:p>
      <text:p text:style-name="Standard">&lt;Allen, suited up, opens the LR door and walks around the house, encountering some guards&gt;</text:p>
      <text:p text:style-name="Standard">Angle 2</text:p>
      <text:p text:style-name="Standard">Allen: Charles, analyse for safe points.</text:p>
      <text:p text:style-name="Standard">Charles: WHAT THE- If you'll excuse me sir, I'll just be a minute. OH GOD!</text:p>
      <text:p text:style-name="Standard">Allen: Charles? CHARLES?</text:p>
      <text:p text:style-name="Standard">&lt;Wait 2s&gt;</text:p>
      <text:p text:style-name="Standard">Minifigure &lt;Imitating Charles&gt;: I'm back, sir!</text:p>
      <text:p text:style-name="Standard">Allen: Are you alright? You sound... different.</text:p>
      <text:p text:style-name="Standard">Minifigure &lt;Imitating Charles&gt;: No, I'm fine. Analysis complete. If you take cover in the makeshift fort, I do believe that you'll be completely and utterly safe.</text:p>
      <text:p text:style-name="Standard">Allen: Fine.</text:p>
      <text:p text:style-name="Standard">Angle 3</text:p>
      <text:p text:style-name="Standard">Charles: Sir! Don't listen to him! It's a-</text:p>
      <text:p text:style-name="Standard">Minifigure: Quiet!</text:p>
      <text:p text:style-name="Standard">Allen &lt;Climbing&gt;: What?</text:p>
      <text:p text:style-name="Standard">&lt;Allen gets smacked in the face as he climbs the ladder, and is dragged in&gt;</text:p>
      <text:p text:style-name="Standard">Angle 2</text:p>
      <text:p text:style-name="Standard">&lt;Wait 2s&gt;</text:p>
      <text:p text:style-name="Standard">Allen: GET OFF OF MY FORT!</text:p>
      <text:p text:style-name="Standard">&lt;A gunshot is heard, and minifigure pieces fly out of the fort. A battle ensues, and Allen is eventually captured&gt;</text:p>
      <text:p text:style-name="Standard">For fight, Allen shoots minifigure and uses head to kill other minifigures.</text:p>
      <text:p text:style-name="Standard"/>
      <text:p text:style-name="Standard"><text:soft-page-break/>Scene 4</text:p>
      <text:p text:style-name="Standard">Location: PP near ice cream</text:p>
      <text:p text:style-name="Standard"/>
      <text:p text:style-name="Standard">Angle 1</text:p>
      <text:p text:style-name="Standard">Chase: And that's pretty much everything that happened to me during the past week. What about you? How's Orion <text:s/>Mills Inc. coming along?</text:p>
      <text:p text:style-name="Standard">Orion: It isn't called that! I'm not THAT much of a narcissist. Unlike you, little brother.</text:p>
      <text:p text:style-name="Standard">Chase: WHAT WHAT MAKES YOU THINK-?</text:p>
      <text:p text:style-name="Standard">Orion: Shhhh. Didn't you ask me a question?</text:p>
      <text:p text:style-name="Standard">Angle 2</text:p>
      <text:p text:style-name="Standard">Orion: As I was saying, before I was so rudely interrupted... I just made a huge sale, and I'm taking the week off.</text:p>
      <text:p text:style-name="Standard">Angle 3</text:p>
      <text:p text:style-name="Standard">Chase: Oh, well good for you!</text:p>
      <text:p text:style-name="Standard">Orion: There was something I wanted to ask you about...</text:p>
      <text:p text:style-name="Standard">&lt;Orion pulls out piece of paper dropped by minifigure, Chase examines it&gt;</text:p>
      <text:p text:style-name="Standard">Orion: So, Chase, you see this logo?</text:p>
      <text:p text:style-name="Standard">Chase: Yeah?</text:p>
      <text:p text:style-name="Standard">Orion: This is my company's logo.</text:p>
      <text:p text:style-name="Standard">Chase: Yes. So, what's strange about that?</text:p>
      <text:p text:style-name="Standard">Angle 2</text:p>
      <text:p text:style-name="Standard">Orion: Where I found it.</text:p>
      <text:p text:style-name="Standard">Chase: Well, where-</text:p>
      <text:p text:style-name="Standard">Orion: A mugger dropped it. They also had this logo on their shirt.</text:p>
      <text:p text:style-name="Standard">Angle 3</text:p>
      <text:p text:style-name="Standard">Chase: Oh... huh. What did the mugger look like?</text:p>
      <text:p text:style-name="Standard">Orion: A minifigure.</text:p>
      <text:p text:style-name="Standard">Chase: Ok.... wait, what? A... minifigure? How did one of those mug someone?</text:p>
      <text:p text:style-name="Standard">Angle 2</text:p>
      <text:p text:style-name="Standard">Orion: It was huge. Like, as tall as me huge.</text:p>
      <text:p text:style-name="Standard">Chase: Well that 'figures'.</text:p>
      <text:p text:style-name="Standard">Orion: Really? </text:p>
      <text:p text:style-name="Standard">Angle 3</text:p>
      <text:p text:style-name="Standard">Orion: Reeealy, Chase?</text:p>
      <text:p text:style-name="Standard">Chase: Oh come on. I HAD to do that. But back to what you were saying... why does it matter?</text:p>
      <text:p text:style-name="Standard">Orion: Huh?</text:p>
      <text:p text:style-name="Standard">Chase: Well, maybe the mugger wanted to look important. Or frame you. Or whatever. It doesn't matter.</text:p>
      <text:p text:style-name="Standard">Angle 2</text:p>
      <text:p text:style-name="Standard">&lt;Orion looks searchingly at Chase&gt;</text:p>
      <text:p text:style-name="Standard">Orion: Hmmm...</text:p>
      <text:p text:style-name="Standard">Angle 3</text:p>
      <text:p text:style-name="Standard">Chase: What?</text:p>
      <text:p text:style-name="Standard"/>
      <text:p text:style-name="Standard">Angle 1 – Side view of O+C sitting at table, from through window.</text:p>
      <text:p text:style-name="Standard"/>
      <text:p text:style-name="Standard">Angle 2 – Table from C's shoulder's POV</text:p>
      <text:p text:style-name="Standard"/>
      <text:p text:style-name="Standard">Angle 3 – Table from O's shoulder's POV</text:p>
      <text:p text:style-name="Standard"/>
      <text:p text:style-name="Standard"/>
      <text:p text:style-name="Standard"/>
      <text:p text:style-name="Standard"><text:soft-page-break/>Scene 5</text:p>
      <text:p text:style-name="Standard"/>
      <text:p text:style-name="Standard">Location: Torture chamber</text:p>
      <text:p text:style-name="Standard">Angle 1</text:p>
      <text:p text:style-name="Standard">Allen: OWWWWW! What the- OWWWWWWWW!</text:p>
      <text:p text:style-name="Standard">Angle 2</text:p>
      <text:p text:style-name="Standard">&lt;Allen moans in the background&gt;</text:p>
      <text:p text:style-name="Standard">Chief: STOP!</text:p>
      <text:p text:style-name="Standard">Allen: Thanks! Oh, that really stings...</text:p>
      <text:p text:style-name="Standard">Chief: If you do not tell us, it will hurt even more. </text:p>
      <text:p text:style-name="Standard">Allen: What do you want to knows?</text:p>
      <text:p text:style-name="Standard">Chief: Everything you know... about this.</text:p>
      <text:p text:style-name="Standard">Angle 3</text:p>
      <text:p text:style-name="Standard">&lt;Chief brandishes the logo. Allen stares at it&gt;</text:p>
      <text:p text:style-name="Standard">Allen: They sent me a request.</text:p>
      <text:p text:style-name="Standard"/>
      <text:p text:style-name="Standard">Chief: What was the request?</text:p>
      <text:p text:style-name="Standard">Angle 1</text:p>
      <text:p text:style-name="Standard">Allen: The heads of Orion and Chase Mills.</text:p>
      <text:p text:style-name="Standard">Angle 2</text:p>
      <text:p text:style-name="Standard">&lt;Chief calls a minifigure over, they converse.&gt;</text:p>
      <text:p text:style-name="Standard">Chief: That's fine then. LET HIM GO!</text:p>
      <text:p text:style-name="Standard">Angle 1</text:p>
      <text:p text:style-name="Standard">&lt;Allen is released, suits up while talking&gt;</text:p>
      <text:p text:style-name="Standard">Angle 2</text:p>
      <text:p text:style-name="Standard">Allen: Owwwww... So, why?</text:p>
      <text:p text:style-name="Standard">Chief: Why what?</text:p>
      <text:p text:style-name="Standard">Allen: Why were you torturing me?</text:p>
      <text:p text:style-name="Standard">Chief: To make sure that you know your objective.</text:p>
      <text:p text:style-name="Standard">Allen: You couldn't have just called me? You know, like: </text:p>
      <text:p text:style-name="Standard">Allen &lt;Imitating Chief&gt;: Who are you supposed to assassinate?</text:p>
      <text:p text:style-name="Standard">Allen: Orion and Chase.</text:p>
      <text:p text:style-name="Standard">Allen &lt;Imitating Chief&gt;: Alright then. No torture for you!</text:p>
      <text:p text:style-name="Standard">Allen &lt;To actual Chief&gt;: Seriously, why not?</text:p>
      <text:p text:style-name="Standard">Chief: Now you will never forget.</text:p>
      <text:p text:style-name="Standard">Allen: That's harsh. That is really, really harsh.</text:p>
      <text:p text:style-name="Standard">Angle 1</text:p>
      <text:p text:style-name="Standard">&lt;Allen leaves&gt;</text:p>
      <text:p text:style-name="Standard"/>
      <text:p text:style-name="Standard">Angle 1 – Facing Allen being tortured</text:p>
      <text:p text:style-name="Standard"/>
      <text:p text:style-name="Standard">Angle 2 – From Allen, facing right.</text:p>
      <text:p text:style-name="Standard"/>
      <text:p text:style-name="Standard">Angle 3 – From Allen, facing up and righ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ene 6</text:p>
      <text:p text:style-name="Standard"/>
      <text:p text:style-name="Standard">Location: Office building or similar.</text:p>
      <text:p text:style-name="Standard">&lt;Chase enters&gt;</text:p>
      <text:p text:style-name="Standard">Chase: That little half-wit brother of mine!!! Thinks he can call me narcissist? NARCISSIST?!?!</text:p>
      <text:p text:style-name="Standard">&lt;Chase knocks something over&gt;</text:p>
      <text:p text:style-name="Standard">Chase: ME? THE GREATEST HUMAN ON THIS GODFORSAKEN PLANET? NARCISSIST?!?!?!</text:p>
      <text:p text:style-name="Standard">&lt;Chase kicks something&gt;</text:p>
      <text:p text:style-name="Standard">Chase: But I'll show him!!! Now that my plan is finally in operation...</text:p>
      <text:p text:style-name="Standard">&lt;Chase looks out window&gt;</text:p>
      <text:p text:style-name="Standard">Chase: I WILL OWN HIM!!! HAHAHAHAHAHAHA!!!</text:p>
      <text:p text:style-name="Standard">Location: Allen's base</text:p>
      <text:p text:style-name="Standard">&lt;Allen enters LauR&gt;</text:p>
      <text:p text:style-name="Standard">Allen: What's this?</text:p>
      <text:p text:style-name="Standard">&lt;He picks up a letter, with the logo on it&gt;</text:p>
      <text:p text:style-name="Standard">Allen: 'A change of plan has come!' Does this mean I have to be tortured again? 'You now must only kill Orion Mills, under order of Chase Mills. Picture enclosed. Send all replies in a pre-paid, self-addressed envelope to...' Screw that. Where's the photo? Here it is!</text:p>
      <text:p text:style-name="Standard">&lt;He looks at photo as camera zooms in on it. It's a picture of Orion&gt;</text:p>
      <text:p text:style-name="Standard">Allen: Oh. A ladies man. Charles, get the car ready.</text:p>
      <text:p text:style-name="Standard">Charles: Yes, sir.</text:p>
      <text:p text:style-name="Standard">Location: Orion's home</text:p>
      <text:p text:style-name="Standard">&lt;Orion walks into his bedroom, and is knocked out by a minifigur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tark</meta:initial-creator>
    <meta:creation-date>2014-01-28T18:28:13.10</meta:creation-date>
    <dc:date>2014-02-07T19:21:45.48</dc:date>
    <dc:creator>Samuel Stark</dc:creator>
    <meta:editing-duration>P4DT19H7M42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5" meta:paragraph-count="186" meta:word-count="1227" meta:character-count="6759"/>
  </office:meta>
</office:document-meta>
</file>